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b7ed2" draw:secondary-fill-color="#729fcf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50%"/>
    </style:style>
    <style:style style:name="gr2" style:family="graphic" style:parent-style-name="standard">
      <style:graphic-properties draw:stroke="none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b7ed2" draw:secondary-fill-color="#729fc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50%" dr3d:horizontal-segments="24" dr3d:vertical-segments="16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gr3" style:family="graphic" style:parent-style-name="objectwithoutfill">
      <style:graphic-properties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="Arrow" draw:marker-start-width="0.327cm" draw:marker-end="Arrow" draw:marker-end-width="0.327cm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Times New Roman"/>
    </style:style>
    <style:style style:name="P4" style:family="paragraph">
      <loext:graphic-properties draw:fill="none" draw:fill-color="#ffffff"/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14.542cm" svg:height="1.678cm" svg:x="2.611cm" svg:y="1.337cm" dr3d:transform="matrix (0.0876011430283205 0.105547540460761 -0.990548210054825 0.996119844540116 -0.000852921913604942 0.0880029990260595 0.00844363982553331 -0.994413892313913 -0.105212716529911 0.0000894134127812505cm 0.000191080437261346cm -0.0000345604085333454cm)" dr3d:vrp="(0 0 16888.1428571429)" dr3d:vpn="(0 0 14297.1428571429)" dr3d:projection="parallel" dr3d:distance="2.591cm" dr3d:focal-length="10.008cm" dr3d:shadow-slant="1" dr3d:shade-mode="gouraud" dr3d:ambient-color="#ffffff" dr3d:lighting-mode="false">
          <dr3d:light dr3d:diffuse-color="#000000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3" draw:text-style-name="P1" draw:layer="layout" svg:x1="16.812cm" svg:y1="2.145cm" svg:x2="14.835cm" svg:y2="2.145cm">
          <text:p/>
        </draw:line>
        <draw:line draw:style-name="gr3" draw:text-style-name="P1" draw:layer="layout" svg:x1="16.813cm" svg:y1="2.145cm" svg:x2="14.454cm" svg:y2="2.145cm">
          <text:p/>
        </draw:line>
        <draw:line draw:style-name="gr3" draw:text-style-name="P1" draw:layer="layout" svg:x1="2.697cm" svg:y1="2.127cm" svg:x2="0.887cm" svg:y2="2.127cm">
          <text:p/>
        </draw:line>
        <draw:line draw:style-name="gr3" draw:text-style-name="P1" draw:layer="layout" svg:x1="2.697cm" svg:y1="2.126cm" svg:x2="0.411cm" svg:y2="2.126cm">
          <text:p/>
        </draw:line>
        <draw:line draw:style-name="gr3" draw:text-style-name="P1" draw:layer="layout" svg:x1="10.599cm" svg:y1="2.099cm" svg:x2="12.918cm" svg:y2="2.099cm">
          <text:p/>
        </draw:line>
        <draw:line draw:style-name="gr3" draw:text-style-name="P1" draw:layer="layout" svg:x1="10.598cm" svg:y1="2.099cm" svg:x2="13.365cm" svg:y2="2.099cm">
          <text:p/>
        </draw:line>
        <draw:line draw:style-name="gr4" draw:text-style-name="P2" draw:layer="layout" svg:x1="2.824cm" svg:y1="3.65cm" svg:x2="10.571cm" svg:y2="3.65cm">
          <text:p/>
        </draw:line>
        <draw:line draw:style-name="gr4" draw:text-style-name="P2" draw:layer="layout" svg:x1="10.571cm" svg:y1="3.65cm" svg:x2="16.872cm" svg:y2="3.65cm">
          <text:p/>
        </draw:line>
        <draw:frame draw:style-name="gr5" draw:text-style-name="P4" draw:layer="layout" svg:width="2.413cm" svg:height="0.889cm" svg:x="0.811cm" svg:y="0.507cm">
          <draw:text-box>
            <text:p text:style-name="P3">275 N-m</text:p>
          </draw:text-box>
        </draw:frame>
        <draw:frame draw:style-name="gr5" draw:text-style-name="P4" draw:layer="layout" svg:width="2.413cm" svg:height="0.889cm" svg:x="10.412cm" svg:y="0.608cm">
          <draw:text-box>
            <text:p text:style-name="P3">450 N-m</text:p>
          </draw:text-box>
        </draw:frame>
        <draw:frame draw:style-name="gr5" draw:text-style-name="P4" draw:layer="layout" svg:width="2.413cm" svg:height="0.889cm" svg:x="14.913cm" svg:y="0.609cm">
          <draw:text-box>
            <text:p text:style-name="P3">175 N-m</text:p>
          </draw:text-box>
        </draw:frame>
        <draw:frame draw:style-name="gr5" draw:text-style-name="P4" draw:layer="layout" svg:width="2.413cm" svg:height="0.889cm" svg:x="5.913cm" svg:y="3.809cm">
          <draw:text-box>
            <text:p text:style-name="P3">0.5 m</text:p>
          </draw:text-box>
        </draw:frame>
        <draw:frame draw:style-name="gr5" draw:text-style-name="P4" draw:layer="layout" svg:width="2.413cm" svg:height="0.889cm" svg:x="12.914cm" svg:y="3.81cm">
          <draw:text-box>
            <text:p text:style-name="P3">0.4 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4:46:07.075368307</meta:creation-date>
    <dc:date>2017-02-27T01:00:17.229436828</dc:date>
    <meta:editing-duration>PT31M47S</meta:editing-duration>
    <meta:editing-cycles>7</meta:editing-cycles>
    <meta:generator>LibreOffice/5.3.0.3$Linux_X86_64 LibreOffice_project/30m0$Build-3</meta:generator>
    <meta:document-statistic meta:object-count="15"/>
  </office:meta>
</office:document-meta>
</file>